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enUnresolvableException.getFaul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xenFunctionException.getFaultExcep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JaxenUnresolvableException.JaxenUnresolvableException( Fault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axenFunctionException.JaxenFunctionException( Fault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